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swiss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新細明體" svg:font-family="新細明體"/>
    <style:font-face style:name="標楷體" svg:font-family="標楷體"/>
    <style:font-face style:name="標楷體1" svg:font-family="標楷體" style:font-family-generic="roman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 style:list-style-name="WWNum5"/>
    <style:style style:name="P3" style:family="paragraph" style:parent-style-name="Standard" style:list-style-name="WWNum6">
      <style:paragraph-properties fo:margin-left="1.752cm" fo:text-indent="-1.27cm" style:auto-text-indent="false"/>
    </style:style>
    <style:style style:name="T1" style:family="text">
      <style:text-properties fo:font-size="18pt" style:font-name-asian="標楷體" style:font-size-asian="18pt" style:font-size-complex="18pt"/>
    </style:style>
    <style:style style:name="T2" style:family="text">
      <style:text-properties fo:color="#000000" loext:opacity="100%" fo:font-size="16pt" style:font-name-asian="標楷體" style:font-size-asian="16pt"/>
    </style:style>
    <style:style style:name="T3" style:family="text">
      <style:text-properties fo:font-size="16pt" style:font-name-asian="標楷體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{{month_string}}月</text:span></text:p>
      <text:list text:style-name="WWNum5">
        <text:list-item>
          <text:p text:style-name="P2" loext:marker-style-name="T2"><text:span text:style-name="T2">案件數共{{coffee}}件，數</text:span><text:span text:style-name="T3">{{count}}</text:span><text:span text:style-name="T2">個。</text:span></text:p>
        </text:list-item>
        <text:list-item>
          <text:p text:style-name="P2" loext:marker-style-name="T2"><text:span text:style-name="T2">最高前{{count}}名成分)：{% for c in compound %}</text:span></text:p>
        </text:list-item>
      </text:list>
      <text:list text:style-name="WWNum6">
        <text:list-item>
          <text:p text:style-name="P3" loext:marker-style-name="T3"><text:span text:style-name="T3">{{c}}{% endfor %}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swiss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新細明體" svg:font-family="新細明體"/>
    <style:font-face style:name="標楷體" svg:font-family="標楷體"/>
    <style:font-face style:name="標楷體1" svg:font-family="標楷體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847cm" style:writing-mode="page"/>
      <style:text-properties style:use-window-font-color="true" loext:opacity="0%" style:font-name="Times New Roman" fo:font-size="10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name-asian="標楷體" style:font-family-asian="標楷體" style:font-size-asian="14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name-complex="Noto Sans CJK TC" style:font-family-complex="'Noto Sans CJK TC'" style:font-family-generic-complex="swiss"/>
    </style:style>
    <style:style style:name="List_20_Paragraph" style:display-name="List Paragraph" style:family="paragraph" style:parent-style-name="Standard">
      <style:paragraph-properties loext:margin-left="2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註解方塊文字_20_字元">
      <style:text-properties style:font-name="Calibri Light" fo:font-family="'Calibri Light'" style:font-family-generic="swiss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方塊文字_20_字元" style:display-name="註解方塊文字 字元" style:family="text" loext:linked-style-name="Balloon_20_Text">
      <style:text-properties style:font-name="Calibri Light" fo:font-family="'Calibri Light'" style:font-family-generic="swiss" fo:font-size="9pt" style:letter-kerning="true" style:font-name-asian="新細明體" style:font-family-asian="新細明體" style:font-size-asian="9pt" style:font-name-complex="Times New Roman1" style:font-family-complex="'Times New Roman'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language="en" fo:country="US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標楷體1" fo:font-family="標楷體" style:font-family-generic="roman" style:font-name-asian="標楷體" style:font-family-asian="標楷體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2" text:style-name="ListLabel_20_2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503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2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77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18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46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1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58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0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一, 二, 三, ..." text:start-value="10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(%1%)" style:num-prefix="(" style:num-suffix=")" style:num-format="一, 二, 三, ..." text:start-value="5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83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86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89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(%1%)" style:num-prefix="(" style:num-suffix=")" style:num-format="一, 二, 三, ..." text:start-value="6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9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9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9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一, 二, 三, ..." text:start-value="7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10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0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0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1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1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1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text:style-name="ListLabel_20_11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text:style-name="ListLabel_20_12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text:style-name="ListLabel_20_12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2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3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3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3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4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4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cm" fo:margin-bottom="1.501cm" fo:margin-left="2.501cm" fo:margin-right="1.9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4</meta:editing-cycles>
    <meta:print-date>2024-09-04T07:44:00</meta:print-date>
    <meta:creation-date>2025-08-31T12:48:00</meta:creation-date>
    <dc:date>2026-03-23T21:14:14.604515622</dc:date>
    <meta:editing-duration>PT13M52S</meta:editing-duration>
    <meta:generator>LibreOffice/26.2.1.2$Linux_X86_64 LibreOffice_project/8399f6259d8c87f40e7255cdb3c9b958f5e08948</meta:generator>
    <meta:document-statistic meta:table-count="0" meta:image-count="0" meta:object-count="0" meta:page-count="1" meta:paragraph-count="4" meta:word-count="38" meta:character-count="109" meta:non-whitespace-character-count="102"/>
    <meta:user-defined meta:name="AppVersion">16.0000</meta:user-defined>
    <meta:template xlink:type="simple" xlink:actuate="onRequest" xlink:title="Normal.dotm" xlink:href=""/>
  </office:meta>
</office:document-meta>
</file>